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10f7046"/>
    </style:style>
    <style:style style:name="P46" style:family="paragraph" style:parent-style-name="Footer">
      <style:text-properties officeooo:paragraph-rsid="01120261"/>
    </style:style>
    <style:style style:name="P47" style:family="paragraph" style:parent-style-name="Footer">
      <style:text-properties officeooo:paragraph-rsid="008d016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87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8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0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1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3" style:family="paragraph" style:parent-style-name="_5f_Header_20_N_20_page_20_impaire_20__28_D_29_">
      <style:paragraph-properties fo:text-align="start" style:justify-single-word="false"/>
    </style:style>
    <style:style style:name="P94" style:family="paragraph" style:parent-style-name="_5f_Header_20_N_20_page_20_impaire_20__28_D_29_">
      <style:text-properties officeooo:rsid="027aa87d" officeooo:paragraph-rsid="027aa87d"/>
    </style:style>
    <style:style style:name="P95" style:family="paragraph" style:parent-style-name="_5f_Header_20_N_20_page_20_impaire_20__28_D_29_">
      <style:text-properties officeooo:rsid="0277791e" officeooo:paragraph-rsid="0277791e"/>
    </style:style>
    <style:style style:name="P96" style:family="paragraph" style:parent-style-name="_5f_Header_20_G_20_page_20_impaire_20__28_D_29_">
      <style:text-properties officeooo:paragraph-rsid="01259ec2"/>
    </style:style>
    <style:style style:name="P97" style:family="paragraph" style:parent-style-name="_5f_Header_20_G_20_page_20_impaire_20__28_D_29_">
      <style:text-properties officeooo:paragraph-rsid="00c87b35"/>
    </style:style>
    <style:style style:name="P98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9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1" style:family="paragraph" style:parent-style-name="_5f_Footer_20_page_20_impaire_20__28_D_29_"/>
    <style:style style:name="P102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3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4" style:family="paragraph" style:parent-style-name="_5f_Footer_20_page_20_impaire_20__28_D_29_">
      <style:paragraph-properties fo:text-align="start" style:justify-single-word="false"/>
    </style:style>
    <style:style style:name="P105" style:family="paragraph" style:parent-style-name="_5f_Footer_20_page_20_paire_20__28_G_29_"/>
    <style:style style:name="P106" style:family="paragraph" style:parent-style-name="_5f_Footer_20_page_20_paire_20__28_G_29_">
      <style:text-properties fo:font-size="9pt" style:font-size-asian="9pt" style:font-size-complex="9pt"/>
    </style:style>
    <style:style style:name="P107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8" style:family="paragraph" style:parent-style-name="_5f_Premier_5f_Titre_5f_Exercices_5f_avec_5f_Num_5f_Exo_5f_sans_5f_Titre" style:list-style-name="_5f_Numérotation_20_des_20_exercices" style:master-page-name="_37__5f_6_5f_SERIE_5f_G_5f_GAUCHE_5f_ET_5f_DROITE_5f_2COL">
      <style:paragraph-properties style:page-number="auto"/>
    </style:style>
    <style:style style:name="P109" style:family="paragraph" style:parent-style-name="_5f_Titre_5f_Exercices_5f_avec_5f_Titre" style:list-style-name="_5f_Numérotation_20_des_20_exercices"/>
    <style:style style:name="P110" style:family="paragraph" style:parent-style-name="_5f_Titre_5f_Exercices_5f_sans_5f_Titre" style:list-style-name="_5f_Numérotation_20_des_20_exercices"/>
    <style:style style:name="P11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style:paragraph-properties fo:text-align="center"/>
    </style:style>
    <style:style style:name="P115" style:family="paragraph">
      <loext:graphic-properties draw:fill="solid" draw:fill-color="#d7e12c"/>
    </style:style>
    <style:style style:name="P11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style:paragraph-properties fo:margin-left="0cm" fo:margin-right="0cm" fo:margin-top="0cm" fo:margin-bottom="0cm" fo:line-height="100%" fo:text-indent="0cm" style:writing-mode="lr-tb"/>
    </style:style>
    <style:style style:name="P1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fo:background-color="#ffff00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66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7pt" fo:font-style="normal" fo:text-shadow="none" style:text-underline-style="none" fo:font-weight="normal" style:letter-kerning="true" style:font-name-asian="AR PL KaitiM GB" style:font-size-asian="7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28" style:family="paragraph">
      <loext:graphic-properties draw:fill="solid" draw:fill-color="#7fb241"/>
    </style:style>
    <style:style style:name="P129" style:family="paragraph">
      <loext:graphic-properties draw:fill="solid" draw:fill-color="#1ca2b8"/>
    </style:style>
    <style:style style:name="P13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d62e4e"/>
    </style:style>
    <style:style style:name="P1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style:paragraph-properties fo:margin-left="0cm" fo:margin-right="0cm" fo:margin-top="0cm" fo:margin-bottom="0cm" fo:line-height="100%" fo:text-indent="0cm"/>
    </style:style>
    <style:style style:name="P1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c9211e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" fo:font-weight="bold" officeooo:rsid="0246ec76"/>
    </style:style>
    <style:style style:name="T64" style:family="text">
      <style:text-properties fo:font-variant="small-caps" fo:color="#7fb241" loext:opacity="100%" style:font-name="Bitstream Vera Sans" fo:font-size="16pt" fo:font-weight="bold" officeooo:rsid="02768590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9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96b4e2"/>
    </style:style>
    <style:style style:name="T72" style:family="text">
      <style:text-properties fo:font-variant="small-caps" officeooo:rsid="00a847d5"/>
    </style:style>
    <style:style style:name="T73" style:family="text">
      <style:text-properties fo:font-variant="small-caps" officeooo:rsid="007d7a6f"/>
    </style:style>
    <style:style style:name="T74" style:family="text">
      <style:text-properties fo:font-variant="small-caps" officeooo:rsid="00990660"/>
    </style:style>
    <style:style style:name="T75" style:family="text">
      <style:text-properties fo:font-variant="small-caps" officeooo:rsid="00b5d2d1"/>
    </style:style>
    <style:style style:name="T76" style:family="text">
      <style:text-properties fo:font-variant="small-caps" officeooo:rsid="00b6801f"/>
    </style:style>
    <style:style style:name="T77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9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officeooo:rsid="0334a5be"/>
    </style:style>
    <style:style style:name="T152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53" style:family="text">
      <style:text-properties officeooo:rsid="0160d7ef"/>
    </style:style>
    <style:style style:name="T154" style:family="text">
      <style:text-properties officeooo:rsid="0072f07f"/>
    </style:style>
    <style:style style:name="T155" style:family="text">
      <style:text-properties officeooo:rsid="0268e0aa"/>
    </style:style>
    <style:style style:name="T156" style:family="text">
      <style:text-properties officeooo:rsid="026ec296"/>
    </style:style>
    <style:style style:name="T157" style:family="text">
      <style:text-properties officeooo:rsid="0272f9e5"/>
    </style:style>
    <style:style style:name="T158" style:family="text">
      <style:text-properties officeooo:rsid="02757f12"/>
    </style:style>
    <style:style style:name="T159" style:family="text">
      <style:text-properties officeooo:rsid="02735980"/>
    </style:style>
    <style:style style:name="T160" style:family="text">
      <style:text-properties officeooo:rsid="01b6dc57"/>
    </style:style>
    <style:style style:name="T161" style:family="text">
      <style:text-properties officeooo:rsid="00b5d2d1"/>
    </style:style>
    <style:style style:name="T162" style:family="text">
      <style:text-properties officeooo:rsid="015f088a"/>
    </style:style>
    <style:style style:name="T163" style:family="text">
      <style:text-properties officeooo:rsid="01f8729d"/>
    </style:style>
    <style:style style:name="T164" style:family="text">
      <style:text-properties officeooo:rsid="010c4d3a"/>
    </style:style>
    <style:style style:name="T165" style:family="text">
      <style:text-properties fo:font-size="16pt" style:font-size-asian="16pt" style:font-size-complex="16pt"/>
    </style:style>
    <style:style style:name="T166" style:family="text">
      <style:text-properties officeooo:rsid="00b6801f"/>
    </style:style>
    <style:style style:name="T167" style:family="text">
      <style:text-properties officeooo:rsid="016f3374"/>
    </style:style>
    <style:style style:name="T168" style:family="text">
      <style:text-properties officeooo:rsid="014407b5"/>
    </style:style>
    <style:style style:name="T169" style:family="text">
      <style:text-properties officeooo:rsid="008d016c"/>
    </style:style>
    <style:style style:name="T170" style:family="text">
      <style:text-properties officeooo:rsid="009e3fdd"/>
    </style:style>
    <style:style style:name="T171" style:family="text">
      <style:text-properties officeooo:rsid="00a4cf55"/>
    </style:style>
    <style:style style:name="T172" style:family="text">
      <style:text-properties officeooo:rsid="005a3fa8"/>
    </style:style>
    <style:style style:name="T173" style:family="text">
      <style:text-properties officeooo:rsid="00415f3a"/>
    </style:style>
    <style:style style:name="T174" style:family="text">
      <style:text-properties officeooo:rsid="00386ebd"/>
    </style:style>
    <style:style style:name="T175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6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7" style:family="text">
      <style:text-properties officeooo:rsid="00a59a60"/>
    </style:style>
    <style:style style:name="T178" style:family="text">
      <style:text-properties officeooo:rsid="01fe03f2"/>
    </style:style>
    <style:style style:name="T179" style:family="text">
      <style:text-properties officeooo:rsid="0096b4e2"/>
    </style:style>
    <style:style style:name="T180" style:family="text">
      <style:text-properties officeooo:rsid="0032e83a"/>
    </style:style>
    <style:style style:name="T181" style:family="text">
      <style:text-properties officeooo:rsid="002b33ed"/>
    </style:style>
    <style:style style:name="T182" style:family="text">
      <style:text-properties officeooo:rsid="00a59037"/>
    </style:style>
    <style:style style:name="T183" style:family="text">
      <style:text-properties fo:language="fr" fo:country="FR" style:language-asian="zh" style:country-asian="CN" style:language-complex="hi" style:country-complex="IN"/>
    </style:style>
    <style:style style:name="T184" style:family="text"/>
    <style:style style:name="T18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fo:background-color="#ffff00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7pt" fo:font-style="normal" fo:text-shadow="none" style:text-underline-style="none" fo:font-weight="normal" style:letter-kerning="true" style:font-name-asian="AR PL KaitiM GB" style:font-size-asian="7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18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6pt" fo:font-style="normal" fo:text-shadow="none" style:text-underline-style="none" fo:font-weight="normal" style:letter-kerning="true" style:font-name-asian="AR PL KaitiM GB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svg:stroke-width="0.03cm" svg:stroke-color="#706e0c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" style:family="graphic">
      <style:graphic-properties style:run-through="foreground"/>
    </style:style>
    <style:style style:name="gr16" style:family="graphic">
      <style:graphic-properties draw:stroke="solid" svg:stroke-width="0.03cm" svg:stroke-color="#3465a4" draw:marker-start="" draw:marker-start-width="0.25cm" draw:marker-start-center="false" draw:marker-end="" draw:marker-end-width="0.25cm" draw:marker-end-center="false" draw:fill="solid" draw:fill-color="#66ff00" draw:textarea-horizontal-align="justify" draw:textarea-vertical-align="middle" draw:auto-grow-height="false" fo:min-height="6.893cm" fo:min-width="4.7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3cm" svg:stroke-color="#000000" draw:marker-start="" draw:marker-start-width="0.25cm" draw:marker-start-center="false" draw:marker-end="Arrow" draw:marker-end-width="0.199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949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dash" draw:stroke-dash="Long_20_Dash" svg:stroke-width="0.035cm" svg:stroke-color="#706e0c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4" style:family="graphic">
      <style:graphic-properties svg:stroke-width="0.03cm" svg:stroke-color="#706e0c" draw:marker-start-width="0.39cm" draw:marker-end-width="0.39cm" draw:textarea-horizontal-align="center" draw:textarea-vertical-align="middle" fo:padding-top="0.014cm" fo:padding-bottom="0.014cm" fo:padding-left="0.014cm" fo:padding-right="0.014cm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3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dash" draw:stroke-dash="Long_20_Dash" svg:stroke-width="0.018cm" svg:stroke-color="#706e0c" draw:marker-start="" draw:marker-start-width="0.233cm" draw:marker-start-center="false" draw:marker-end="" draw:marker-end-width="0.233cm" draw:marker-end-center="false" draw:fill="solid" draw:fill-color="#729fcf" draw:textarea-horizontal-align="justify" draw:textarea-vertical-align="middle" fo:padding-top="0.132cm" fo:padding-bottom="0.132cm" fo:padding-left="0.259cm" fo:padding-right="0.259cm" draw:shadow="hidden" draw:shadow-offset-x="0.199cm" draw:shadow-offset-y="0.199cm" draw:shadow-color="#808080" style:run-through="foreground"/>
    </style:style>
    <style:style style:name="gr28" style:family="graphic">
      <style:graphic-properties draw:stroke="dash" draw:stroke-dash="Long_20_Dash" svg:stroke-width="0.028cm" svg:stroke-color="#706e0c" draw:marker-start="" draw:marker-start-width="0.247cm" draw:marker-start-center="false" draw:marker-end="" draw:marker-end-width="0.247cm" draw:marker-end-center="false" draw:fill="solid" draw:fill-color="#729fcf" draw:textarea-horizontal-align="justify" draw:textarea-vertical-align="middle" fo:padding-top="0.138cm" fo:padding-bottom="0.138cm" fo:padding-left="0.265cm" fo:padding-right="0.265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Long_20_Dash" svg:stroke-width="0.071cm" svg:stroke-color="#706e0c" draw:marker-start="" draw:marker-start-width="0.31cm" draw:marker-start-center="false" draw:marker-end="" draw:marker-end-width="0.31cm" draw:marker-end-center="false" draw:fill="solid" draw:fill-color="#729fcf" draw:textarea-horizontal-align="justify" draw:textarea-vertical-align="middle" fo:padding-top="0.159cm" fo:padding-bottom="0.159cm" fo:padding-left="0.284cm" fo:padding-right="0.284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28cm" svg:stroke-color="#706e0c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5.981cm" fo:min-width="5.729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cm" svg:stroke-color="#706e0c" draw:marker-start="" draw:marker-start-width="0.199cm" draw:marker-start-center="false" draw:marker-end="" draw:marker-end-width="0.199cm" draw:marker-end-center="false" draw:fill="none" draw:fill-color="#ffffff" draw:textarea-horizontal-align="justify" fo:min-height="0.71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0" style:family="graphic">
      <style:graphic-properties draw:stroke="dash" draw:stroke-dash="Long_20_Dash" svg:stroke-width="0.028cm" svg:stroke-color="#706e0c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.035cm" svg:stroke-color="#706e0c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7" style:family="graphic">
      <style:graphic-properties draw:stroke="none" svg:stroke-width="0cm" svg:stroke-color="#ff0000" draw:marker-start="" draw:marker-start-width="0.199cm" draw:marker-start-center="false" draw:marker-end="" draw:marker-end-width="0.199cm" draw:marker-end-center="false" draw:fill="none" draw:fill-color="#ffffff" draw:textarea-horizontal-align="justify" fo:min-height="0.4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0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2" draw:name="Shape3_1" draw:style-name="gr48" draw:text-style-name="P114" svg:x1="16.189cm" svg:y1="1.432cm" svg:x2="21.997cm" svg:y2="1.432cm">
        <text:p/>
      </draw:line>
      <draw:frame text:anchor-type="page" text:anchor-page-number="1" draw:z-index="1" draw:name="Shape2_2" draw:style-name="gr49" draw:text-style-name="P127" svg:width="2.701cm" svg:height="0.715cm" draw:transform="rotate (0.0876155284501153) translate (1.13594444444444cm 1.38288888888889cm)">
        <draw:text-box>
          <text:p text:style-name="P114"><text:span text:style-name="T188">Série 6</text:span></text:p>
        </draw:text-box>
      </draw:frame>
      <draw:path text:anchor-type="page" text:anchor-page-number="1" draw:z-index="0" draw:name="Shape1_3" draw:style-name="gr50" draw:text-style-name="P129" svg:width="4.329cm" svg:height="2.24cm" svg:x="0.049cm" svg:y="-0.001cm" svg:viewBox="0 0 4330 2241" svg:d="M0 2241l3984-288c209-15 363-168 345-342l-170-1611h-4159z">
        <text:p/>
      </draw:path>
      <text:list xml:id="list996100633" text:style-name="_5f_Numérotation_20_des_20_exercices">
        <text:list-item>
          <text:h text:style-name="P108" text:outline-level="1"><text:span text:style-name="_5f_Caractères">Un laser, placé en A, émet un rayon lumi­neux ; on souhaite que ce rayon soit dévié vers B, sachant que la lumière emprunte toujours le plus court chemin. Où placer le miroir M (qui est posi­tionné sur (d)), pour arriver à nos fins ?</text:span></text:h>
        </text:list-item>
      </text:list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draw:g text:anchor-type="paragraph" draw:z-index="198" draw:name="DrawObject1" draw:style-name="gr11"><draw:line draw:name="Shape28" draw:style-name="gr12" draw:text-style-name="P118" svg:x1="3.372cm" svg:y1="10.768cm" svg:x2="3.272cm" svg:y2="10.668cm"><text:p/></draw:line><draw:line draw:name="Shape29" draw:style-name="gr12" draw:text-style-name="P118" svg:x1="3.27cm" svg:y1="10.768cm" svg:x2="3.372cm" svg:y2="10.67cm"><text:p/></draw:line><draw:frame draw:name="Shape30" draw:style-name="gr13" draw:text-style-name="P120" svg:width="1.202cm" svg:height="0.703cm" draw:transform="rotate (0.00593411945678072) translate (2.66523611111111cm 10.7861805555556cm)"><draw:text-box><text:p text:style-name="P119"><text:span text:style-name="T185">A’</text:span></text:p></draw:text-box></draw:frame><draw:line draw:name="Shape32" draw:style-name="gr12" draw:text-style-name="P118" svg:x1="3.372cm" svg:y1="10.768cm" svg:x2="3.272cm" svg:y2="10.668cm"><text:p/></draw:line><draw:line draw:name="Shape33" draw:style-name="gr12" draw:text-style-name="P118" svg:x1="3.27cm" svg:y1="10.768cm" svg:x2="3.372cm" svg:y2="10.67cm"><text:p/></draw:line><draw:line draw:name="Shape34" draw:style-name="gr12" draw:text-style-name="P118" svg:x1="3.372cm" svg:y1="10.768cm" svg:x2="3.272cm" svg:y2="10.668cm"><text:p/></draw:line><draw:line draw:name="Shape35" draw:style-name="gr12" draw:text-style-name="P118" svg:x1="3.27cm" svg:y1="10.768cm" svg:x2="3.372cm" svg:y2="10.67cm"><text:p/></draw:line><draw:line draw:name="Shape36" draw:style-name="gr12" draw:text-style-name="P118" svg:x1="3.372cm" svg:y1="10.768cm" svg:x2="3.272cm" svg:y2="10.668cm"><text:p/></draw:line><draw:line draw:name="Shape37" draw:style-name="gr12" draw:text-style-name="P118" svg:x1="3.27cm" svg:y1="10.768cm" svg:x2="3.372cm" svg:y2="10.67cm"><text:p/></draw:line><draw:line draw:name="Shape38" draw:style-name="gr14" draw:text-style-name="P118" svg:x1="3.372cm" svg:y1="10.768cm" svg:x2="3.272cm" svg:y2="10.668cm"><text:p/></draw:line><draw:line draw:name="Shape39" draw:style-name="gr14" draw:text-style-name="P118" svg:x1="3.27cm" svg:y1="10.768cm" svg:x2="3.372cm" svg:y2="10.67cm"><text:p/></draw:line><draw:g draw:name="Forme2" draw:style-name="gr15"><draw:custom-shape draw:style-name="gr16" draw:text-style-name="P121" svg:width="5.28cm" svg:height="7.173cm" svg:x="0cm" svg:y="9.532cm"><text:p/><draw:enhanced-geometry svg:viewBox="0 0 21600 21600" draw:type="rectangle" draw:enhanced-path="M 0 0 L 21600 0 21600 21600 0 21600 0 0 Z N"/></draw:custom-shape><draw:line draw:style-name="gr17" draw:text-style-name="P118" svg:x1="3.113cm" svg:y1="10.525cm" svg:x2="5.278cm" svg:y2="10.125cm"><text:p/></draw:line><draw:frame draw:style-name="gr18" draw:text-style-name="P122" svg:width="2.823cm" svg:height="2.2cm" svg:x="0.291cm" svg:y="10.126cm"><draw:text-box><text:p text:style-name="P119"><text:span text:style-name="T186">Bandes à utiliser</text:span></text:p></draw:text-box></draw:frame><draw:custom-shape draw:style-name="gr19" draw:text-style-name="P123" svg:width="0.278cm" svg:height="0.276cm" svg:x="3.392cm" svg:y="11.1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124" svg:width="0.281cm" svg:height="0.279cm" svg:x="2.736cm" svg:y="14.7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78_1" draw:style-name="gr17" draw:text-style-name="P118" svg:x1="1.265cm" svg:y1="12.464cm" svg:x2="1.482cm" svg:y2="16.703cm"><text:p/></draw:line><draw:custom-shape draw:style-name="gr20" draw:text-style-name="P124" svg:width="0.278cm" svg:height="0.279cm" svg:x="2.753cm" svg:y="18.4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1" draw:text-style-name="P125" svg:x1="2.882cm" svg:y1="14.861cm" svg:x2="2.882cm" svg:y2="18.374cm"><text:p/></draw:line><draw:custom-shape draw:style-name="gr22" draw:text-style-name="P123" svg:width="0.276cm" svg:height="0.276cm" svg:x="6.897cm" svg:y="11.1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1" draw:text-style-name="P125" svg:x1="3.529cm" svg:y1="11.284cm" svg:x2="7.042cm" svg:y2="11.284cm"><text:p/></draw:line><draw:line draw:style-name="gr21" draw:text-style-name="P125" svg:x1="7.041cm" svg:y1="11.291cm" svg:x2="2.882cm" svg:y2="18.374cm"><text:p/></draw:line><draw:line draw:style-name="gr23" draw:text-style-name="P125" svg:x1="2.882cm" svg:y1="14.847cm" svg:x2="3.866cm" svg:y2="16.699cm"><text:p/></draw:line><draw:line draw:style-name="gr23" draw:text-style-name="P125" svg:x1="5.253cm" svg:y1="14.339cm" svg:x2="3.867cm" svg:y2="16.699cm"><text:p/></draw:line><draw:line draw:style-name="gr23" draw:text-style-name="P125" svg:x1="5.253cm" svg:y1="14.341cm" svg:x2="3.538cm" svg:y2="11.282cm"><text:p/></draw:line></draw:g><draw:line draw:name="Shape26" draw:style-name="gr24" draw:text-style-name="P114" svg:x1="4.643cm" svg:y1="11.072cm" svg:x2="4.493cm" svg:y2="11.442cm"><text:p/></draw:line><draw:line draw:name="Shape26_0" draw:style-name="gr24" draw:text-style-name="P114" svg:x1="4.731cm" svg:y1="11.072cm" svg:x2="4.581cm" svg:y2="11.442cm"><text:p/></draw:line><draw:line draw:name="Shape26_1" draw:style-name="gr24" draw:text-style-name="P114" svg:x1="5.978cm" svg:y1="11.098cm" svg:x2="5.828cm" svg:y2="11.468cm"><text:p/></draw:line><draw:line draw:name="Shape26_2" draw:style-name="gr24" draw:text-style-name="P114" svg:x1="6.066cm" svg:y1="11.098cm" svg:x2="5.916cm" svg:y2="11.468cm"><text:p/></draw:line><draw:line draw:name="Shape26_3" draw:style-name="gr24" draw:text-style-name="P114" svg:x1="3.097cm" svg:y1="17.417cm" svg:x2="2.718cm" svg:y2="17.526cm"><text:p/></draw:line><draw:line draw:name="Shape26_4" draw:style-name="gr24" draw:text-style-name="P114" svg:x1="3.097cm" svg:y1="17.417cm" svg:x2="2.718cm" svg:y2="17.526cm"><text:p/></draw:line><draw:line draw:name="Shape26_5" draw:style-name="gr24" draw:text-style-name="P114" svg:x1="3.065cm" svg:y1="16.108cm" svg:x2="2.686cm" svg:y2="16.217cm"><text:p/></draw:line></draw:g><draw:g text:anchor-type="paragraph" draw:z-index="197" draw:name="DrawObject2" draw:style-name="gr11"><draw:line draw:name="Shape11" draw:style-name="gr12" draw:text-style-name="P118" svg:x1="0.237cm" svg:y1="2.203cm" svg:x2="6.003cm" svg:y2="2.058cm"><text:p/></draw:line><draw:frame draw:name="Shape12" draw:style-name="gr25" draw:text-style-name="P126" svg:width="1.803cm" svg:height="1.087cm" svg:x="5.921cm" svg:y="1.587cm"><draw:text-box><text:p text:style-name="P119"><text:span text:style-name="T187">(d)</text:span></text:p></draw:text-box></draw:frame><draw:line draw:name="Shape13" draw:style-name="gr12" draw:text-style-name="P118" svg:x1="1.192cm" svg:y1="0.316cm" svg:x2="1.292cm" svg:y2="0.416cm"><text:p/></draw:line><draw:line draw:name="Shape14" draw:style-name="gr12" draw:text-style-name="P118" svg:x1="1.291cm" svg:y1="0.316cm" svg:x2="1.189cm" svg:y2="0.414cm"><text:p/></draw:line><draw:line draw:name="Shape15" draw:style-name="gr12" draw:text-style-name="P118" svg:x1="4.752cm" svg:y1="0.818cm" svg:x2="4.854cm" svg:y2="0.917cm"><text:p/></draw:line><draw:line draw:name="Shape16" draw:style-name="gr12" draw:text-style-name="P118" svg:x1="4.854cm" svg:y1="0.818cm" svg:x2="4.752cm" svg:y2="0.916cm"><text:p/></draw:line><draw:frame draw:name="Shape17" draw:style-name="gr26" draw:text-style-name="P126" svg:width="1.2cm" svg:height="0.701cm" svg:x="0.839cm" svg:y="-0.263cm"><draw:text-box><text:p text:style-name="P119"><text:span text:style-name="T187">A</text:span></text:p></draw:text-box></draw:frame><draw:line draw:name="Shape18" draw:style-name="gr12" draw:text-style-name="P118" svg:x1="1.192cm" svg:y1="0.316cm" svg:x2="1.292cm" svg:y2="0.416cm"><text:p/></draw:line><draw:line draw:name="Shape19" draw:style-name="gr12" draw:text-style-name="P118" svg:x1="1.291cm" svg:y1="0.316cm" svg:x2="1.189cm" svg:y2="0.414cm"><text:p/></draw:line><draw:line draw:name="Shape20" draw:style-name="gr12" draw:text-style-name="P118" svg:x1="1.192cm" svg:y1="0.316cm" svg:x2="1.292cm" svg:y2="0.416cm"><text:p/></draw:line><draw:line draw:name="Shape21" draw:style-name="gr12" draw:text-style-name="P118" svg:x1="1.291cm" svg:y1="0.316cm" svg:x2="1.189cm" svg:y2="0.414cm"><text:p/></draw:line><draw:line draw:name="Shape22" draw:style-name="gr12" draw:text-style-name="P118" svg:x1="1.192cm" svg:y1="0.316cm" svg:x2="1.292cm" svg:y2="0.416cm"><text:p/></draw:line><draw:line draw:name="Shape23" draw:style-name="gr12" draw:text-style-name="P118" svg:x1="1.291cm" svg:y1="0.316cm" svg:x2="1.189cm" svg:y2="0.414cm"><text:p/></draw:line><draw:line draw:name="Shape24" draw:style-name="gr12" draw:text-style-name="P118" svg:x1="1.192cm" svg:y1="0.316cm" svg:x2="1.292cm" svg:y2="0.416cm"><text:p/></draw:line><draw:line draw:name="Shape25" draw:style-name="gr12" draw:text-style-name="P118" svg:x1="1.291cm" svg:y1="0.316cm" svg:x2="1.189cm" svg:y2="0.414cm"><text:p/></draw:line><draw:frame draw:name="Shape75_1" draw:style-name="gr26" draw:text-style-name="P126" svg:width="1.2cm" svg:height="0.701cm" svg:x="4.663cm" svg:y="0.303cm"><draw:text-box><text:p text:style-name="P119"><text:span text:style-name="T187">B</text:span></text:p></draw:text-box></draw:frame><draw:line draw:name="Shape27" draw:style-name="gr27" draw:text-style-name="P118" svg:x1="1.324cm" svg:y1="3.944cm" svg:x2="1.252cm" svg:y2="0.316cm"><text:p/></draw:line><draw:line draw:name="Shape40" draw:style-name="gr28" draw:text-style-name="P118" svg:x1="1.278cm" svg:y1="3.968cm" svg:x2="4.752cm" svg:y2="0.916cm"><text:p/></draw:line><draw:line draw:name="Shape41" draw:style-name="gr29" draw:text-style-name="P118" svg:x1="1.255cm" svg:y1="0.381cm" svg:x2="3.372cm" svg:y2="2.11cm"><text:p/></draw:line><draw:line draw:name="Shape42" draw:style-name="gr29" draw:text-style-name="P118" svg:x1="4.798cm" svg:y1="0.872cm" svg:x2="3.371cm" svg:y2="2.11cm"><text:p/></draw:line><draw:line draw:name="Shape43" draw:style-name="gr30" draw:text-style-name="P125" svg:x1="2.399cm" svg:y1="0.905cm" svg:x2="2.205cm" svg:y2="1.399cm"><text:p/></draw:line><draw:line draw:name="Shape44" draw:style-name="gr30" draw:text-style-name="P125" svg:x1="2.472cm" svg:y1="3.256cm" svg:x2="2.278cm" svg:y2="2.762cm"><text:p/></draw:line><draw:frame draw:name="Shape75_0" draw:style-name="gr26" draw:text-style-name="P120" svg:width="1.2cm" svg:height="0.701cm" svg:x="3.127cm" svg:y="2.203cm"><draw:text-box><text:p text:style-name="P119"><text:span text:style-name="T185">M</text:span></text:p></draw:text-box></draw:frame><draw:line draw:name="Shape11_2" draw:style-name="gr14" draw:text-style-name="P118" svg:x1="1.416cm" svg:y1="2.173cm" svg:x2="1.416cm" svg:y2="2.018cm"><text:p/></draw:line><draw:line draw:name="Shape11_3" draw:style-name="gr14" draw:text-style-name="P118" svg:x1="1.279cm" svg:y1="2.037cm" svg:x2="1.434cm" svg:y2="2.037cm"><text:p/></draw:line><draw:line draw:name="Shape43_0" draw:style-name="gr30" draw:text-style-name="P125" svg:x1="1.362cm" svg:y1="1.4cm" svg:x2="1.164cm" svg:y2="1.314cm"><text:p/></draw:line><draw:line draw:name="Shape43_1" draw:style-name="gr30" draw:text-style-name="P125" svg:x1="1.362cm" svg:y1="1.4cm" svg:x2="1.164cm" svg:y2="1.314cm"><text:p/></draw:line><draw:line draw:name="Shape43_2" draw:style-name="gr30" draw:text-style-name="P125" svg:x1="1.362cm" svg:y1="1.4cm" svg:x2="1.164cm" svg:y2="1.314cm"><text:p/></draw:line><draw:line draw:name="Shape43_3" draw:style-name="gr30" draw:text-style-name="P125" svg:x1="1.362cm" svg:y1="1.449cm" svg:x2="1.164cm" svg:y2="1.363cm"><text:p/></draw:line><draw:line draw:name="Shape43_4" draw:style-name="gr30" draw:text-style-name="P125" svg:x1="1.401cm" svg:y1="3.016cm" svg:x2="1.203cm" svg:y2="2.93cm"><text:p/></draw:line><draw:line draw:name="Shape43_5" draw:style-name="gr30" draw:text-style-name="P125" svg:x1="1.401cm" svg:y1="3.016cm" svg:x2="1.203cm" svg:y2="2.93cm"><text:p/></draw:line><draw:line draw:name="Shape43_6" draw:style-name="gr30" draw:text-style-name="P125" svg:x1="1.401cm" svg:y1="3.016cm" svg:x2="1.203cm" svg:y2="2.93cm"><text:p/></draw:line><draw:line draw:name="Shape43_7" draw:style-name="gr30" draw:text-style-name="P125" svg:x1="1.401cm" svg:y1="3.065cm" svg:x2="1.203cm" svg:y2="2.979cm"><text:p/></draw:line><draw:frame draw:name="Shape17_0" draw:style-name="gr26" draw:text-style-name="P126" svg:width="1.2cm" svg:height="0.701cm" svg:x="0.603cm" svg:y="3.9cm"><draw:text-box><text:p text:style-name="P119"><text:span text:style-name="T187">A’</text:span></text:p></draw:text-box></draw:frame></draw:g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/>
      <text:h text:style-name="_5f_Paragraphe" text:outline-level="1"/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_5f_Correction" text:outline-level="1"><text:span text:style-name="_5f_Caractères">On construit le symétrique A’ de A par rapport à (d). Le segment [A’B] coupe (d) en M. D’après la propriété de conservation des longueurs de la symétrie axiale : AM = A’M et donc les trajets AMB et A’MB ont la même longueur.</text:span></text:h>
      <text:list xml:id="list170008869564246" text:continue-numbering="true" text:style-name="_5f_Numérotation_20_des_20_exercices">
        <text:list-item>
          <text:h text:style-name="P109" text:outline-level="1"><text:span text:style-name="_5f_Caractères">Billard </text:span></text:h>
        </text:list-item>
      </text:list>
      <text:h text:style-name="_5f_Paragraphe" text:outline-level="1"><text:span text:style-name="_5f_Caractères">Où la boule blanche doit-elle frapper les deux bandes pour atteindre la boule rouge, sachant que la boule emprunte le plus court chemin ?</text:span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_5f_Caractères_5f_correction">Variante de l’exercice 1 avec deux points.</text:span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170009411736778" text:continue-numbering="true" text:style-name="_5f_Numérotation_20_des_20_exercices">
        <text:list-item>
          <text:h text:style-name="P110" text:outline-level="1"><text:span text:style-name="_5f_Caractères"><text:s/>Trouve le plus court chemin pour aller de A à B en passant par les deux rivières (d</text:span><text:span text:style-name="_5f_Caractères_5f_indice">1</text:span><text:span text:style-name="_5f_Caractères">) et (d</text:span><text:span text:style-name="_5f_Caractères_5f_indice">2</text:span><text:span text:style-name="_5f_Caractères">).</text:span></text:h>
        </text:list-item>
      </text:list>
      <text:h text:style-name="_5f_Paragraphe" text:outline-level="1"><text:span text:style-name="_5f_Caractères"/></text:h>
      <text:h text:style-name="_5f_Paragraphe" text:outline-level="1"><draw:g text:anchor-type="paragraph" draw:z-index="3" draw:name="Forme3" draw:style-name="gr37"><draw:line draw:style-name="gr21" draw:text-style-name="P125" svg:x1="2.603cm" svg:y1="1.872cm" svg:x2="1.963cm" svg:y2="3.483cm"><text:p/></draw:line><draw:line draw:style-name="gr21" draw:text-style-name="P125" svg:x1="6.013cm" svg:y1="1.418cm" svg:x2="8.182cm" svg:y2="2.769cm"><text:p/></draw:line><draw:line draw:style-name="gr21" draw:text-style-name="P125" svg:x1="8.172cm" svg:y1="2.769cm" svg:x2="1.963cm" svg:y2="3.483cm"><text:p/></draw:line><draw:line draw:style-name="gr41" draw:text-style-name="P125" svg:x1="2.604cm" svg:y1="1.873cm" svg:x2="3.874cm" svg:y2="3.256cm"><text:p/></draw:line><draw:line draw:style-name="gr41" draw:text-style-name="P125" svg:x1="6.608cm" svg:y1="2.943cm" svg:x2="3.874cm" svg:y2="3.253cm"><text:p/></draw:line><draw:line draw:style-name="gr42" draw:text-style-name="P118" svg:x1="0.57cm" svg:y1="1.979cm" svg:x2="5.543cm" svg:y2="3.908cm"><text:p/></draw:line><draw:line draw:style-name="gr12" draw:text-style-name="P118" svg:x1="2.577cm" svg:y1="1.815cm" svg:x2="2.647cm" svg:y2="1.892cm"><text:p/></draw:line><draw:line draw:style-name="gr12" draw:text-style-name="P118" svg:x1="2.643cm" svg:y1="1.815cm" svg:x2="2.572cm" svg:y2="1.891cm"><text:p/></draw:line><draw:line draw:style-name="gr12" draw:text-style-name="P118" svg:x1="2.577cm" svg:y1="1.815cm" svg:x2="2.647cm" svg:y2="1.892cm"><text:p/></draw:line><draw:line draw:style-name="gr12" draw:text-style-name="P118" svg:x1="2.643cm" svg:y1="1.815cm" svg:x2="2.572cm" svg:y2="1.891cm"><text:p/></draw:line><draw:frame draw:style-name="gr43" draw:text-style-name="P126" svg:width="0.844cm" svg:height="0.696cm" svg:x="2.478cm" svg:y="1.414cm"><draw:text-box><text:p text:style-name="P119"><text:span text:style-name="T187">A</text:span></text:p></draw:text-box></draw:frame><draw:frame draw:style-name="gr44" draw:text-style-name="P126" svg:width="0.842cm" svg:height="0.698cm" svg:x="5.98cm" svg:y="0.98cm"><draw:text-box><text:p text:style-name="P119"><text:span text:style-name="T187">B</text:span></text:p></draw:text-box></draw:frame><draw:line draw:style-name="gr12" draw:text-style-name="P118" svg:x1="5.964cm" svg:y1="1.364cm" svg:x2="6.034cm" svg:y2="1.441cm"><text:p/></draw:line><draw:line draw:style-name="gr12" draw:text-style-name="P118" svg:x1="6.035cm" svg:y1="1.364cm" svg:x2="5.964cm" svg:y2="1.44cm"><text:p/></draw:line><draw:line draw:style-name="gr12" draw:text-style-name="P118" svg:x1="5.964cm" svg:y1="1.364cm" svg:x2="6.034cm" svg:y2="1.441cm"><text:p/></draw:line><draw:line draw:style-name="gr12" draw:text-style-name="P118" svg:x1="6.035cm" svg:y1="1.364cm" svg:x2="5.964cm" svg:y2="1.44cm"><text:p/></draw:line><draw:line draw:style-name="gr42" draw:text-style-name="P118" svg:x1="5.549cm" svg:y1="4.651cm" svg:x2="8.479cm" svg:y2="-0.101cm"><text:p/></draw:line><draw:frame draw:style-name="gr45" draw:text-style-name="P126" svg:width="1.692cm" svg:height="0.757cm" svg:x="0.099cm" svg:y="2.153cm"><draw:text-box><text:p text:style-name="P119"><text:span text:style-name="T187">(d</text:span><text:span text:style-name="T190">1</text:span><text:span text:style-name="T187">)</text:span></text:p></draw:text-box></draw:frame><draw:frame draw:style-name="gr46" draw:text-style-name="P126" svg:width="1.616cm" svg:height="0.99cm" svg:x="8.172cm" svg:y="-0.099cm"><draw:text-box><text:p text:style-name="P119"><text:span text:style-name="T187">(d</text:span><text:span text:style-name="T190">2</text:span><text:span text:style-name="T187">)</text:span></text:p></draw:text-box></draw:frame><draw:line draw:style-name="gr14" draw:text-style-name="P135" svg:x1="1.935cm" svg:y1="3.448cm" svg:x2="2.005cm" svg:y2="3.525cm"><text:p/></draw:line><draw:line draw:style-name="gr14" draw:text-style-name="P135" svg:x1="2.004cm" svg:y1="3.448cm" svg:x2="1.933cm" svg:y2="3.524cm"><text:p/></draw:line><draw:frame draw:style-name="gr47" draw:text-style-name="P120" svg:width="0.844cm" svg:height="0.698cm" svg:x="1.325cm" svg:y="3.097cm"><draw:text-box><text:p text:style-name="P119"><text:span text:style-name="T185">A’</text:span></text:p></draw:text-box></draw:frame><draw:line draw:style-name="gr14" draw:text-style-name="P135" svg:x1="8.151cm" svg:y1="2.727cm" svg:x2="8.221cm" svg:y2="2.804cm"><text:p/></draw:line><draw:line draw:style-name="gr12" draw:text-style-name="P135" svg:x1="8.22cm" svg:y1="2.727cm" svg:x2="8.149cm" svg:y2="2.803cm"><text:p/></draw:line><draw:line draw:style-name="gr14" draw:text-style-name="P135" svg:x1="8.22cm" svg:y1="2.727cm" svg:x2="8.149cm" svg:y2="2.803cm"><text:p/></draw:line><draw:frame draw:style-name="gr47" draw:text-style-name="P120" svg:width="0.844cm" svg:height="0.698cm" svg:x="7.994cm" svg:y="2.324cm"><draw:text-box><text:p text:style-name="P119"><text:span text:style-name="T185">B’</text:span></text:p></draw:text-box></draw:frame><draw:line draw:style-name="gr41" draw:text-style-name="P125" svg:x1="6.607cm" svg:y1="2.945cm" svg:x2="5.997cm" svg:y2="1.386cm"><text:p/></draw:line><draw:line draw:style-name="gr21" draw:text-style-name="P125" svg:x1="2.603cm" svg:y1="1.872cm" svg:x2="1.963cm" svg:y2="3.483cm"><text:p/></draw:line></draw:g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_5f_Caractères_5f_correction">Variante de l’exercice 2.</text:span></text:h>
      <text:h text:style-name="_5f_Paragraphe" text:outline-level="1"><text:span text:style-name="_5f_Caractères"/></text:h>
      <text:h text:style-name="_5f_Paragraphe" text:outline-level="1"><text:span text:style-name="Character_5f_20_5f_style"/></text:h>
      <text:list xml:id="list170010680891909" text:continue-numbering="true" text:style-name="_5f_Numérotation_20_des_20_exercices">
        <text:list-item>
          <text:h text:style-name="P110" text:outline-level="1"><text:span text:style-name="_5f_Caractères"><text:s/>Retrouve le centre du cercle.</text:span></text:h>
        </text:list-item>
      </text:list>
      <text:h text:style-name="_5f_Paragraphe" text:outline-level="1"><draw:g text:anchor-type="paragraph" draw:z-index="4" draw:name="Forme4" draw:style-name="gr37"><draw:custom-shape draw:name="Shape31" draw:style-name="gr38" draw:text-style-name="P132" svg:width="8.848cm" svg:height="8.85cm" svg:x="0.369cm" svg:y="1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0" draw:text-style-name="P125" svg:x1="0.395cm" svg:y1="5.784cm" svg:x2="5.146cm" svg:y2="1.104cm"><text:p/></draw:line><draw:line draw:style-name="gr30" draw:text-style-name="P125" svg:x1="6.772cm" svg:y1="7.429cm" svg:x2="0.434cm" svg:y2="1.067cm"><text:p/></draw:line><draw:line draw:style-name="gr30" draw:text-style-name="P125" svg:x1="5.121cm" svg:y1="1.127cm" svg:x2="8.955cm" svg:y2="4.043cm"><text:p/></draw:line><draw:line draw:style-name="gr30" draw:text-style-name="P125" svg:x1="8.499cm" svg:y1="0.667cm" svg:x2="4.348cm" svg:y2="6.088cm"><text:p/></draw:line><draw:line draw:style-name="gr30" draw:text-style-name="P125" svg:x1="2.981cm" svg:y1="3.256cm" svg:x2="3.168cm" svg:y2="3.451cm"><text:p/></draw:line><draw:line draw:style-name="gr30" draw:text-style-name="P125" svg:x1="3.724cm" svg:y1="2.272cm" svg:x2="3.936cm" svg:y2="2.497cm"><text:p/></draw:line><draw:line draw:style-name="gr30" draw:text-style-name="P125" svg:x1="1.755cm" svg:y1="4.177cm" svg:x2="1.967cm" svg:y2="4.402cm"><text:p/></draw:line><draw:line draw:style-name="gr30" draw:text-style-name="P125" svg:x1="2.988cm" svg:y1="3.617cm" svg:x2="3.16cm" svg:y2="3.433cm"><text:p/></draw:line><draw:line draw:style-name="gr30" draw:text-style-name="P125" svg:x1="6.88cm" svg:y1="2.487cm" svg:x2="6.764cm" svg:y2="2.63cm"><text:p/></draw:line><draw:line draw:style-name="gr30" draw:text-style-name="P125" svg:x1="6.42cm" svg:y1="1.994cm" svg:x2="6.304cm" svg:y2="2.137cm"><text:p/></draw:line><draw:line draw:style-name="gr30" draw:text-style-name="P125" svg:x1="6.48cm" svg:y1="2.05cm" svg:x2="6.364cm" svg:y2="2.193cm"><text:p/></draw:line><draw:line draw:style-name="gr30" draw:text-style-name="P125" svg:x1="7.639cm" svg:y1="2.935cm" svg:x2="7.523cm" svg:y2="3.078cm"><text:p/></draw:line><draw:line draw:style-name="gr30" draw:text-style-name="P125" svg:x1="7.699cm" svg:y1="2.989cm" svg:x2="7.583cm" svg:y2="3.132cm"><text:p/></draw:line><draw:line draw:style-name="gr30" draw:text-style-name="P125" svg:x1="6.905cm" svg:y1="2.731cm" svg:x2="6.764cm" svg:y2="2.631cm"><text:p/></draw:line><draw:frame draw:style-name="gr39" draw:text-style-name="P134" svg:width="0.992cm" svg:height="0.962cm" svg:x="4.408cm" svg:y="5.452cm"><draw:text-box><text:p text:style-name="P133"><text:span text:style-name="T189">O</text:span></text:p></draw:text-box></draw:frame><draw:line draw:style-name="gr40" draw:text-style-name="P125" svg:x1="4.792cm" svg:y1="5.477cm" svg:x2="0.383cm" svg:y2="5.794cm"><text:p/></draw:line><draw:line draw:style-name="gr40" draw:text-style-name="P125" svg:x1="4.796cm" svg:y1="5.478cm" svg:x2="5.148cm" svg:y2="1.12cm"><text:p/></draw:line><draw:line draw:style-name="gr40" draw:text-style-name="P125" svg:x1="4.796cm" svg:y1="5.482cm" svg:x2="8.923cm" svg:y2="4.034cm"><text:p/></draw:line></draw:g><text:span text:style-name="_5f_Caractères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><text:span text:style-name="T183"/></text:span></text:h>
      <text:h text:style-name="_5f_Paragraphe_5f_Correction" text:outline-level="1"><text:span text:style-name="_5f_Caractères">On trace deux cordes du cercle et on construit leurs médiatrices. </text:span></text:h>
      <text:h text:style-name="_5f_Paragraphe_5f_Correction" text:outline-level="1"><text:span text:style-name="_5f_Caractères">Elles se coupent en O qui est équidistant de leurs extrémités par propriété d’une médiatrice.</text:span></text:h>
      <text:h text:style-name="_5f_Paragraphe_5f_Correction" text:outline-level="1"><text:span text:style-name="_5f_Caractères">O est donc le centre du cercle.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ash" draw:display-name="Long Dash" draw:style="rect" draw:dots1="1" draw:dots1-length="227%" draw:distance="170%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4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" fo:font-weight="bold" officeooo:rsid="0246ec76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7" style:family="text">
      <style:text-properties fo:font-variant="small-caps" fo:color="#7fb241" loext:opacity="100%" style:font-name="Bitstream Vera Sans" fo:font-size="16pt" fo:font-weight="bold" officeooo:rsid="02768590"/>
    </style:style>
    <style:style style:name="MT88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2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8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100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102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3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5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6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8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9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11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3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6" style:family="text">
      <style:text-properties officeooo:rsid="008d016c"/>
    </style:style>
    <style:style style:name="MT117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6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7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9" style:family="text">
      <style:text-properties officeooo:rsid="00a59a60"/>
    </style:style>
    <style:style style:name="MT150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4" style:family="text">
      <style:text-properties officeooo:rsid="01fe03f2"/>
    </style:style>
    <style:style style:name="MT155" style:family="text">
      <style:text-properties fo:font-variant="small-caps" officeooo:rsid="0096b4e2"/>
    </style:style>
    <style:style style:name="MT156" style:family="text">
      <style:text-properties fo:font-variant="small-caps" officeooo:rsid="00a847d5"/>
    </style:style>
    <style:style style:name="MT157" style:family="text">
      <style:text-properties officeooo:rsid="0096b4e2"/>
    </style:style>
    <style:style style:name="MT15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9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6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1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2" style:family="text">
      <style:text-properties officeooo:rsid="0032e83a"/>
    </style:style>
    <style:style style:name="MT163" style:family="text">
      <style:text-properties officeooo:rsid="002b33ed"/>
    </style:style>
    <style:style style:name="MT16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8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7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2" style:family="text">
      <style:text-properties fo:font-variant="small-caps" officeooo:rsid="007d7a6f"/>
    </style:style>
    <style:style style:name="MT173" style:family="text">
      <style:text-properties officeooo:rsid="00a59037"/>
    </style:style>
    <style:style style:name="MT174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6" style:family="text">
      <style:text-properties fo:font-variant="small-caps" officeooo:rsid="00990660"/>
    </style:style>
    <style:style style:name="MT177" style:family="text">
      <style:text-properties fo:font-variant="small-caps" officeooo:rsid="00b5d2d1"/>
    </style:style>
    <style:style style:name="MT178" style:family="text">
      <style:text-properties fo:font-variant="small-caps" officeooo:rsid="00b6801f"/>
    </style:style>
    <style:style style:name="MT179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2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3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4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8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6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7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45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43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44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42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1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9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0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6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7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8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4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35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30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32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31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33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7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8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9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4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5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6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22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23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9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0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1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15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17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18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16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2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3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4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09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11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10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6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7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8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02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3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04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5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9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0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1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294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5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297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8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96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1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2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3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288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290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89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5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6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7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82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284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83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9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0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1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274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75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277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78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76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1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2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3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68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69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70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63" draw:name="Shape3_12" draw:style-name="Mgr5" draw:text-style-name="MP1" svg:x1="10.308cm" svg:y1="0.388cm" svg:x2="20.496cm" svg:y2="0.36cm"><text:p/></draw:line><draw:path text:anchor-type="paragraph" draw:z-index="264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66" draw:name="Shape3_27" draw:style-name="Mgr5" draw:text-style-name="MP1" svg:x1="10.308cm" svg:y1="0.388cm" svg:x2="20.496cm" svg:y2="0.36cm"><text:p/></draw:line><draw:path text:anchor-type="paragraph" draw:z-index="267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65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0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1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59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6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7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8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54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55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1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2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3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49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50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47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48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45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46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2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3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41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8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9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0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36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37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3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4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0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1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2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28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29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25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26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7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23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24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20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21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22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18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19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9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217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15" text:anchor-type="paragraph" svg:y="-0.06cm" draw:z-index="0"><draw:text-box fo:min-height="0.499cm" fo:min-width="7.096cm"><draw:frame draw:style-name="Mfr2" draw:name="Frame8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10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11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4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5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16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12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13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10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11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08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09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06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207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3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4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5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00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01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02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5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6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9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93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194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0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1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2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7" draw:name="Shape3_16" draw:style-name="Mgr9" draw:text-style-name="MP1" svg:x1="12.726cm" svg:y1="0.399cm" svg:x2="20.496cm" svg:y2="0.36cm"><text:p/></draw:line><text:span text:style-name="MT72">Périmètre</text:span> : <text:span text:style-name="MT85">Périmètres et unités</text:span></text:p>
      </style:header>
      <style:header-left>
        <text:p text:style-name="MP57"><draw:line text:anchor-type="paragraph" draw:z-index="189" draw:name="Shape3_17" draw:style-name="Mgr9" draw:text-style-name="MP1" svg:x1="16.083cm" svg:y1="0.383cm" svg:x2="20.496cm" svg:y2="0.36cm"><text:p/></draw:line><text:span text:style-name="MT72">Périmètre</text:span> : <text:span text:style-name="MT85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88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4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5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6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82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draw:g text:anchor-type="paragraph" draw:z-index="183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1">Volume</text:span><text:span text:style-name="MT4"> </text:span></text:p></draw:text-box></draw:frame><draw:g text:anchor-type="paragraph" draw:z-index="181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178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79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180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2">Conversions d’unités : longueurs</text:span></text:p>
      </style:header>
      <style:header-left>
        <text:p text:style-name="_5f_Header_20_N_20_page_20_impaire_20__28_D_29_"><text:s/><text:span text:style-name="MT92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longueurs</text:span><text:span text:style-name="MT4"> </text:span></text:p></draw:text-box></draw:frame><draw:g text:anchor-type="paragraph" draw:z-index="175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6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7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93">masses</text:span></text:p>
      </style:header>
      <style:header-left>
        <text:p text:style-name="_5f_Header_20_N_20_page_20_impaire_20__28_D_29_"><text:s/><text:span text:style-name="MT92">Conversions d’unités : </text:span><text:span text:style-name="MT93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4">masses</text:span><text:span text:style-name="MT4"> </text:span></text:p></draw:text-box></draw:frame><draw:g text:anchor-type="paragraph" draw:z-index="172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3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4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>
      <style:header-left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-left>
      <style:footer>
        <text:p text:style-name="MP6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5">Masses</text:span><text:span text:style-name="MT4"> </text:span></text:p></draw:text-box></draw:frame><draw:g text:anchor-type="paragraph" draw:z-index="169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70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71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9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2">Conversions d’unités : </text:span><text:span text:style-name="MT98">Capacités</text:span></text:p>
      </style:header>
      <style:header-left>
        <text:p text:style-name="Header"><text:s/><text:span text:style-name="MT92">Conversions d’unités : </text:span><text:span text:style-name="MT9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9">capacités</text:span><text:span text:style-name="MT4"> </text:span></text:p></draw:text-box></draw:frame><draw:g text:anchor-type="paragraph" draw:z-index="166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7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8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98">Capacités</text:span></text:p>
      </style:header>
      <style:header-left>
        <text:p text:style-name="_5f_Header_20_N_20_page_20_impaire_20__28_D_29_"><text:span text:style-name="MT100">Conversions d’unités : </text:span><text:span text:style-name="MT98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1">Capacités</text:span><text:span text:style-name="MT4"> </text:span></text:p></draw:text-box></draw:frame><draw:g text:anchor-type="paragraph" draw:z-index="165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2">Conversions d’unités : </text:span><text:span text:style-name="MT102">Temps et d</text:span><text:span text:style-name="MT103">urées</text:span></text:p>
      </style:header>
      <style:header-left>
        <text:p text:style-name="Header"><text:s/><text:span text:style-name="MT92">Conversions d’unités : </text:span><text:span text:style-name="MT102">Temps et d</text:span><text:span text:style-name="MT103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62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3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>
      <style:header-left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60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61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04">temps et </text:span><text:span text:style-name="MT10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06">Temps et durées</text:span></text:p>
      </style:header>
      <style:header-left>
        <text:p text:style-name="_5f_Header_20_N_20_page_20_impaire_20__28_D_29_"><text:s/><text:span text:style-name="MT92">Conversions d’unités : </text:span><text:span text:style-name="MT106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7">Temps et </text:span><text:span text:style-name="MT108">Durée</text:span><text:span text:style-name="MT4"> </text:span></text:p></draw:text-box></draw:frame><draw:g text:anchor-type="paragraph" draw:z-index="157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8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9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9">Vitesse</text:span></text:p>
      </style:header>
      <style:header-left>
        <text:p text:style-name="_5f_Header_20_N_20_page_20_impaire_20__28_D_29_"><text:span text:style-name="MT100">Conversions d’unités : </text:span><text:span text:style-name="MT109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0">vitesse</text:span><text:span text:style-name="MT4"> </text:span></text:p></draw:text-box></draw:frame><draw:g text:anchor-type="paragraph" draw:z-index="155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56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1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2">Conversions d’unités : </text:span><text:span text:style-name="MT111">Aires</text:span></text:p>
      </style:header>
      <style:header-left>
        <text:p text:style-name="Header"><text:s/><text:span text:style-name="MT92">Conversions d’unités : </text:span><text:span text:style-name="MT11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2">aires</text:span></text:p></draw:text-box></draw:frame><draw:g text:anchor-type="paragraph" draw:z-index="152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3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4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0">Conversions d’unités : </text:span><text:span text:style-name="MT111">Aires</text:span></text:p>
      </style:header>
      <style:header-left>
        <text:p text:style-name="_5f_Header_20_N_20_page_20_paire_20__28_G_29_"><text:span text:style-name="MT100">Conversions d’unités : </text:span><text:span text:style-name="MT111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0">Conversions d’unités : </text:span><text:span text:style-name="MT112">Aires</text:span></text:h></draw:text-box></draw:frame><draw:g text:anchor-type="paragraph" draw:z-index="151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13">Problèmes</text:span></text:p>
      </style:header>
      <style:header-left>
        <text:p text:style-name="_5f_Header_20_N_20_page_20_paire_20__28_G_29_"><text:s/><text:span text:style-name="MT92">Conversions d’unités : </text:span><text:span text:style-name="MT113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49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5">Conversions d’unités </text:span><text:span text:style-name="MT4">: </text:span><text:span text:style-name="MT115">problèmes</text:span></text:p></draw:text-box></draw:frame><draw:g text:anchor-type="paragraph" draw:z-index="150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100">Conversions d’unités : </text:span><text:span text:style-name="MT113">Problèmes</text:span></text:p>
      </style:header>
      <style:header-left>
        <text:p text:style-name="MP65"><text:span text:style-name="MT100">Conversions d’unités : </text:span><text:span text:style-name="MT11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47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6">Conversions d’unités : </text:span><text:span text:style-name="MT114">problèmes</text:span></text:p></draw:text-box></draw:frame><draw:g text:anchor-type="paragraph" draw:z-index="148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44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5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6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6"><text:s text:c="15"/>A</text:span>ires : Aire et unité</text:p>
      </style:header>
      <style:header-left>
        <text:p text:style-name="MP66"><text:span text:style-name="MT116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43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41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42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9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40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37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7">coder</text:span></text:p></draw:text-box></draw:frame><draw:g text:anchor-type="paragraph" draw:z-index="138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header-left>
        <text:p text:style-name="MP70"><text:span text:style-name="MT122">Géométrie plane</text:span><text:span text:style-name="MT123"> : </text:span><text:span text:style-name="MT124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5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6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33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34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31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32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29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30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7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8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5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25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6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26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3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4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21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22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119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4">Repères du plan : se </text:span><text:span text:style-name="MT140">déplacer</text:span></text:p></draw:text-box></draw:frame><draw:g text:anchor-type="paragraph" draw:z-index="120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17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18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Repères du plan : Se repérer</text:p></draw:text-box></draw:frame><draw:g text:anchor-type="paragraph" draw:z-index="115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16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14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107" draw:name="Shape7_8" draw:style-name="Mgr9" draw:text-style-name="MP1" svg:x1="9.042cm" svg:y1="0.36cm" svg:x2="20.461cm" svg:y2="0.36cm"><text:p/></draw:line><draw:path text:anchor-type="paragraph" draw:z-index="108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09" draw:name="Shape6_2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>
      <style:header-left>
        <text:p text:style-name="MP80"><draw:line text:anchor-type="paragraph" draw:z-index="111" draw:name="Shape7_9" draw:style-name="Mgr9" draw:text-style-name="MP1" svg:x1="9.042cm" svg:y1="0.36cm" svg:x2="20.461cm" svg:y2="0.36cm"><text:p/></draw:line><draw:path text:anchor-type="paragraph" draw:z-index="112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13" draw:name="Shape6_5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10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6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06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3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4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5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2"><text:s text:c="15"/>A</text:span><text:span text:style-name="MT145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02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9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0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1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6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7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8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6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95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88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89" draw:name="Shape6_3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90" draw:name="Shape7_6" draw:style-name="Mgr9" draw:text-style-name="MP1" svg:x1="9.042cm" svg:y1="0.36cm" svg:x2="20.461cm" svg:y2="0.36cm"><text:p/></draw:line>T<text:span text:style-name="MT143">itre de la série</text:span></text:p>
      </style:header>
      <style:header-left>
        <text:p text:style-name="MP80"><draw:path text:anchor-type="paragraph" draw:z-index="92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93" draw:name="Shape6_4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94" draw:name="Shape7_3" draw:style-name="Mgr9" draw:text-style-name="MP1" svg:x1="9.042cm" svg:y1="0.36cm" svg:x2="20.461cm" svg:y2="0.36cm"><text:p/></draw:line>T<text:span text:style-name="MT143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91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6">Volumes : </text:span><text:span text:style-name="MT147">Calculs et conversions</text:span></text:p>
      </style:header>
      <style:header-left>
        <text:p text:style-name="_5f_Header_20_M_20_page_20_paire_20__28_G_29_"><text:span text:style-name="MT146">Volumes : </text:span><text:span text:style-name="MT147">Calculs et conversions</text:span></text:p>
      </style:header-left>
      <style:footer>
        <text:list xml:id="list996100633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86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70009871973156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87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84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85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44">Géométrie plane</text:span> : <text:span text:style-name="MT149">D</text:span><text:span text:style-name="MT44">roites, </text:span><text:span text:style-name="MT150">demi-droites </text:span><text:span text:style-name="MT151">&amp; </text:span><text:span text:style-name="MT150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82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48">droites, </text:span><text:span text:style-name="MT152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83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2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6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81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3">Aires</text:span><text:span text:style-name="MT75"> <text:s/>: </text:span><text:span text:style-name="MT153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8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9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0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4">Aires </text:span>: <text:span text:style-name="MT154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5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6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7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6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74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header-left>
        <text:p text:style-name="MP95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72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73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70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8">G</text:span><text:span text:style-name="MT159">éométrie </text:span><text:span text:style-name="MT160">plane </text:span><text:span text:style-name="MT159">: </text:span><text:span text:style-name="MT160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71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8">G</text:span><text:span text:style-name="MT159">éométrie </text:span><text:span text:style-name="MT161">plane</text:span><text:span text:style-name="MT159"> : </text:span><text:span text:style-name="MT161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66" draw:name="Shape9" draw:style-name="Mgr1" draw:text-style-name="MP1" svg:x1="11.559cm" svg:y1="0.36cm" svg:x2="20.5cm" svg:y2="0.36cm"><text:p/></draw:line><draw:frame text:anchor-type="paragraph" draw:z-index="67" draw:name="Shape8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path text:anchor-type="paragraph" draw:z-index="68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62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69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63">Éléments de géométrie</text:span> • <text:span text:style-name="MT163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65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5">Constructions géométriques : </text:span><text:span text:style-name="MT156">Reproduire</text:span></text:p>
      </style:header>
      <style:header-left>
        <text:p text:style-name="MP104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4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4">Constructions géométriques : </text:span><text:span text:style-name="MT165">Reproduire</text:span></text:p>
      </style:header>
      <style:header-left>
        <text:p text:style-name="_5f_Header_20_G_20_page_20_paire_20__28_G_29_"><text:span text:style-name="MT164">Constructions géométriques : </text:span><text:span text:style-name="MT165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62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58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63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60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61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4">Constructions géométriques : </text:span><text:span text:style-name="MT166">Rédiger</text:span></text:p>
      </style:header>
      <style:header-left>
        <text:p text:style-name="_5f_Header_20_G_20_page_20_paire_20__28_G_29_"><text:span text:style-name="MT164">Constructions géométriques : </text:span><text:span text:style-name="MT166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59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67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8">S</text:span>olides : <text:span text:style-name="MT168">Vocabulaire, nature</text:span></text:p>
      </style:header>
      <style:header-left>
        <text:p text:style-name="_5f_Header_20_G_20_page_20_impaire_20__28_D_29_"><text:span text:style-name="MT168">S</text:span>olides : <text:span text:style-name="MT168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57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solides : Vocabulaire, NatuRE</text:p></draw:text-box></draw:frame><draw:g text:anchor-type="paragraph" draw:z-index="58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header-left>
        <text:p text:style-name="MP72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5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6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8">S</text:span>olides : <text:span text:style-name="MT169">Perspective cavalière</text:span></text:p>
      </style:header>
      <style:header-left>
        <text:p text:style-name="_5f_Header_20_G_20_page_20_impaire_20__28_D_29_"><text:span text:style-name="MT168">S</text:span>olides : <text:span text:style-name="MT169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53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1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54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1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72">Patrons</text:span></text:p>
      </style:header>
      <style:header-left>
        <text:p text:style-name="_5f_Header_20_G_20_page_20_paire_20__28_G_29_"><text:span text:style-name="MT133">Solides : </text:span><text:span text:style-name="MT172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<text:span text:style-name="MT173">patrons</text:span></text:p></draw:text-box></draw:frame><draw:g text:anchor-type="paragraph" draw:z-index="51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3">patrons</text:span></text:h></draw:text-box></draw:frame><draw:g text:anchor-type="paragraph" draw:z-index="52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8">S</text:span>olides : <text:span text:style-name="MT174">Patrons</text:span></text:p>
      </style:header>
      <style:header-left>
        <text:p text:style-name="_5f_Header_20_G_20_page_20_impaire_20__28_D_29_"><text:span text:style-name="MT168">S</text:span>olides : <text:span text:style-name="MT174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49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5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50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5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7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8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5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6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43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44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1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2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79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39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81">ymétrie axiale : </text:span><text:span text:style-name="MT182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40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9">S</text:span><text:span text:style-name="MT181">ymétrie axiale : </text:span><text:span text:style-name="MT182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7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9">Symétrie axiale : constructions</text:p></draw:text-box></draw:frame><draw:g text:anchor-type="paragraph" draw:z-index="38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5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36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header-left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3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4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3">Symétrie axiale</text:span><text:span text:style-name="MT47"> : </text:span><text:span text:style-name="MT184">Axes de symétrie de figures</text:span></text:p>
      </style:header>
      <style:header-left>
        <text:p text:style-name="MP111"><text:span text:style-name="MT183">Symétrie axiale</text:span><text:span text:style-name="MT47"> : </text:span><text:span text:style-name="MT184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31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32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9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0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27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8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5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6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_5f_Header_20_G_20_page_20_paire_20__28_G_29_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5"><draw:text-box fo:min-height="0.499cm" fo:min-width="7.096cm"><draw:frame draw:style-name="Mfr2" draw:name="Frame2110" text:anchor-type="frame" svg:x="0.45cm" svg:y="0.079cm" svg:width="0.817cm" draw:z-index="6"><draw:text-box fo:min-height="0.355cm"><text:p text:style-name="MP3"><draw:g text:anchor-type="paragraph" draw:z-index="23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114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24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7" draw:name="Shape3_0" draw:style-name="Mgr14" draw:text-style-name="MP1" svg:x1="10.893cm" svg:y1="0.403cm" svg:x2="20.503cm" svg:y2="0.327cm"><text:p/></draw:line><draw:path text:anchor-type="char" draw:z-index="18" draw:name="Shape1_3" draw:style-name="Mgr15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1" draw:name="Shape1_9" draw:style-name="Mgr15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20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3"><draw:g text:anchor-type="paragraph" draw:z-index="19" draw:name="Shape4_130" draw:style-name="Mgr2"><draw:path draw:style-name="Mgr16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2" draw:name="Shape4_264" draw:style-name="Mgr2"><draw:path draw:style-name="Mgr16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7"><draw:line text:anchor-type="paragraph" draw:z-index="15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16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2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7" text:anchor-type="paragraph" svg:x="10.402cm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348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49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2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2" text:anchor-type="paragraph" svg:y="-0.06cm" draw:z-index="0"><draw:text-box fo:min-height="0.499cm" fo:min-width="3cm"><draw:frame draw:style-name="Mfr2" draw:name="Frame6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0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1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2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2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3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4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5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3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356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57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358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59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3DT2H32M7S</meta:editing-duration>
    <meta:editing-cycles>319</meta:editing-cycles>
    <meta:generator>LibreOffice/7.1.1.2$Windows_X86_64 LibreOffice_project/fe0b08f4af1bacafe4c7ecc87ce55bb426164676</meta:generator>
    <dc:date>2021-09-18T17:00:05.887000000</dc:date>
    <meta:document-statistic meta:table-count="0" meta:image-count="0" meta:object-count="0" meta:page-count="1" meta:paragraph-count="782" meta:word-count="2913" meta:character-count="19128" meta:non-whitespace-character-count="16598"/>
    <meta:template xlink:type="simple" xlink:actuate="onRequest" xlink:title="13-Géométrie plane partie_2_Serie_4_parallèles_et_perpendiculaires" xlink:href="../../Corrections%20brutes/SESAMATH/cahier%206ème%202021/13-Géométrie%20plane%20partie_2_Serie_4_parallèles_et_perpendiculaires.ott" meta:date="2021-01-17T20:27:00.625215510"/>
  </office:meta>
</office:document-meta>
</file>